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.706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CC" style:font-name="Consolas" style:font-name-asian="Consolas" style:font-name-complex="Consolas" fo:font-size="12pt" style:font-size-asian="12pt" style:font-size-complex="12pt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2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1">
      <style:table-cell-properties fo:border="thin solid #000000" style:vertical-align="middle" fo:background-color="#FFFF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CC66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#FCFCD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CC" style:text-line-through-style="none" style:font-name="Consolas" style:font-name-asian="Consolas" style:font-name-complex="Consola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111111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C33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1" table:number-rows-spanned="4" table:style-name="ce9">
            <text:p>First of All, you must indexing user_id, then Structure-&gt;View Relations-&gt;(after indexing you can chose the oclumn)</text:p>
            <text:p>-&gt; chose "user_id" -&gt; DB -&gt; table-name -&gt; id</text:p>
          </table:table-cell>
          <table:covered-table-cell table:number-columns-repeated="10"/>
          <table:table-cell table:number-columns-repeated="16372"/>
        </table:table-row>
        <table:table-row table:number-rows-repeated="3" table:style-name="ro1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1">
          <table:table-cell/>
          <table:table-cell office:value-type="string" table:number-columns-spanned="11" table:number-rows-spanned="2" table:style-name="ce10">
            <text:p>ALTER TABLE<text:s/><text:span text:style-name="T2">Hobbies</text:span><text:s/>ADD CONSTRAINT<text:s/><text:span text:style-name="T3">fk_user_id</text:span><text:s/>FOREIGN KEY (<text:span text:style-name="T3">user_id</text:span>) REFERENCES<text:s/><text:span text:style-name="T2">Users</text:span>(<text:span text:style-name="T3">id</text:span>)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10" table:number-rows-spanned="1" table:style-name="ce11">
            <text:p>ALTER TABLE `hobbies` ADD FOREIGN KEY (`user_id`) REFERENCES `users`(`id`) ON DELETE RESTRICT ON UPDATE CASCADE;</text:p>
          </table:table-cell>
          <table:covered-table-cell table:number-columns-repeated="9"/>
          <table:table-cell table:style-name="ce2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2" table:number-rows-spanned="1" table:style-name="ce12">
            <text:p>Users</text:p>
          </table:table-cell>
          <table:covered-table-cell/>
          <table:table-cell table:style-name="ce1"/>
          <table:table-cell office:value-type="string" table:number-columns-spanned="3" table:number-rows-spanned="1" table:style-name="ce13">
            <text:p>Hobbies</text:p>
          </table:table-cell>
          <table:covered-table-cell table:number-columns-repeated="2"/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activity</text:p>
          </table:table-cell>
          <table:table-cell office:value-type="string" table:style-name="ce4">
            <text:p>user_id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Armen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singing</text:p>
          </table:table-cell>
          <table:table-cell office:value-type="float" office:value="1" table:style-name="ce6">
            <text:p>1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2" table:style-name="ce5">
            <text:p>2</text:p>
          </table:table-cell>
          <table:table-cell office:value-type="string" table:style-name="ce5">
            <text:p>Kamo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string" table:style-name="ce6">
            <text:p>drowing</text:p>
          </table:table-cell>
          <table:table-cell office:value-type="float" office:value="4" table:style-name="ce6">
            <text:p>4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3" table:style-name="ce5">
            <text:p>3</text:p>
          </table:table-cell>
          <table:table-cell office:value-type="string" table:style-name="ce5">
            <text:p>Serob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playing guitar</text:p>
          </table:table-cell>
          <table:table-cell office:value-type="float" office:value="2" table:style-name="ce6">
            <text:p>2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4" table:style-name="ce5">
            <text:p>4</text:p>
          </table:table-cell>
          <table:table-cell office:value-type="string" table:style-name="ce5">
            <text:p>Garo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dogs</text:p>
          </table:table-cell>
          <table:table-cell office:value-type="float" office:value="3" table:style-name="ce6">
            <text:p>3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number-columns-spanned="1" table:number-rows-spanned="2" table:style-name="ce14">
            <text:p>PRI</text:p>
          </table:table-cell>
          <table:table-cell office:value-type="string" table:number-columns-spanned="1" table:number-rows-spanned="2" table:style-name="ce14">
            <text:p>Varchar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horses</text:p>
          </table:table-cell>
          <table:table-cell office:value-type="float" office:value="1" table:style-name="ce6">
            <text:p>1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covered-table-cell/>
          <table:covered-table-cell/>
          <table:table-cell table:style-name="ce1"/>
          <table:table-cell office:value-type="string" table:number-columns-spanned="1" table:number-rows-spanned="2" table:style-name="ce14">
            <text:p>PRI</text:p>
          </table:table-cell>
          <table:table-cell office:value-type="string" table:number-columns-spanned="1" table:number-rows-spanned="2" table:style-name="ce14">
            <text:p>Varchar</text:p>
          </table:table-cell>
          <table:table-cell office:value-type="string" table:number-columns-spanned="1" table:number-rows-spanned="2" table:style-name="ce14">
            <text:p>MUL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covered-table-cell/>
          <table:covered-table-cell/>
          <table:covered-table-cell/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11" table:number-rows-spanned="1" table:style-name="ce15">
            <text:p>INSERT INTO `hobbies`(`id`, `activity`, `user_id`) VALUES (NULL, 'Katrin Zetta Jhons',(SELECT id FROM users WHERE name="Armen"));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string" table:number-columns-spanned="2" table:number-rows-spanned="1" table:style-name="ce16">
            <text:p>ONE to ONE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17">
            <text:p>Users</text:p>
          </table:table-cell>
          <table:covered-table-cell/>
          <table:table-cell table:style-name="ce1"/>
          <table:table-cell office:value-type="string" table:number-columns-spanned="3" table:number-rows-spanned="1" table:style-name="ce18">
            <text:p>Locations</text:p>
          </table:table-cell>
          <table:covered-table-cell table:number-columns-repeated="2"/>
          <table:table-cell table:number-columns-repeated="16377" table:style-name="ce1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loc_name</text:p>
          </table:table-cell>
          <table:table-cell office:value-type="string" table:style-name="ce7">
            <text:p>user_id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Armen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Davtash.2q.6-34ap.</text:p>
          </table:table-cell>
          <table:table-cell office:value-type="float" office:value="2" table:style-name="ce8">
            <text:p>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Kamo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string" table:style-name="ce6">
            <text:p>Masiv.5block.3-45ap</text:p>
          </table:table-cell>
          <table:table-cell office:value-type="float" office:value="1" table:style-name="ce8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Serob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Avan.Duryan.40-50ap.</text:p>
          </table:table-cell>
          <table:table-cell office:value-type="float" office:value="4" table:style-name="ce8">
            <text:p>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Garo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7quorter.18-5ap.</text:p>
          </table:table-cell>
          <table:table-cell office:value-type="float" office:value="3" table:style-name="ce8">
            <text:p>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1" table:number-rows-spanned="2" table:style-name="ce14">
            <text:p>PRI</text:p>
          </table:table-cell>
          <table:table-cell office:value-type="string" table:number-columns-spanned="1" table:number-rows-spanned="2" table:style-name="ce14">
            <text:p>Varchar</text:p>
          </table:table-cell>
          <table:table-cell table:style-name="ce1"/>
          <table:table-cell office:value-type="string" table:number-columns-spanned="1" table:number-rows-spanned="2" table:style-name="ce19">
            <text:p>PRI</text:p>
          </table:table-cell>
          <table:table-cell office:value-type="string" table:number-columns-spanned="1" table:number-rows-spanned="2" table:style-name="ce19">
            <text:p>VARCHAR</text:p>
          </table:table-cell>
          <table:table-cell office:value-type="string" table:number-columns-spanned="1" table:number-rows-spanned="2" table:style-name="ce19">
            <text:p>fk_user_id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covered-table-cell/>
          <table:table-cell table:style-name="ce1"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1" table:number-rows-spanned="2" table:style-name="ce20">
            <text:p>UNIQUE</text:p>
          </table:table-cell>
          <table:table-cell table:number-columns-repeated="2" table:style-name="ce1"/>
          <table:table-cell office:value-type="string" table:number-columns-spanned="1" table:number-rows-spanned="2" table:style-name="ce20">
            <text:p>UNIQUE</text:p>
          </table:table-cell>
          <table:table-cell table:number-columns-repeated="16379" table:style-name="ce1"/>
        </table:table-row>
        <table:table-row table:style-name="ro1">
          <table:table-cell/>
          <table:covered-table-cell/>
          <table:table-cell table:number-columns-repeated="2" table:style-name="ce1"/>
          <table:covered-table-cell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5" table:style-name="ce21">
            <text:p>Սա հնրավոր չէ խախտել, քանի որ ամեն մեկը մի տեղ է գրանցված արդեն,</text:p>
            <text:p>Ու եթե ավելացնենք Արմենին նոր գրանցման վայր, ապա կստանանք ERROR.</text:p>
            <text:p>Մեկ-մեկի կարող ենք կառուցել, օրինակ 2 ունիկալ սյուների միջև</text:p>
          </table:table-cell>
          <table:covered-table-cell table:number-columns-repeated="6"/>
          <table:table-cell table:number-columns-repeated="16376"/>
        </table:table-row>
        <table:table-row table:number-rows-repeated="4" table:style-name="ro1">
          <table:table-cell/>
          <table:covered-table-cell/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4" table:number-rows-spanned="1" table:style-name="ce25">
            <text:p>DROP INDEX person_id ON location;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25">
            <text:p>alter table location drop <text:s/>key person_id_2</text:p>
          </table:table-cell>
          <table:covered-table-cell table:number-columns-repeated="3"/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One to More</text:p>
          </table:table-cell>
          <table:table-cell table:number-columns-repeated="16380" table:style-name="ce1"/>
        </table:table-row>
        <table:table-row table:number-rows-repeated="104852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rm</meta:initial-creator>
    <dc:creator>arm</dc:creator>
    <meta:creation-date>2009-04-16T11:32:48Z</meta:creation-date>
    <dc:date>2017-03-02T14:12:15Z</dc:date>
    <meta:editing-cycles>25</meta:editing-cycles>
    <meta:editing-duration>PT10301S</meta:editing-duration>
    <meta:user-defined meta:name="Info 1"/>
    <meta:user-defined meta:name="Info 2"/>
    <meta:user-defined meta:name="Info 3"/>
    <meta:user-defined meta:name="Info 4"/>
  </office:meta>
</office:document-meta>
</file>